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644cm" fo:min-width="8.4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ed1c24"/>
    </style:style>
    <style:style style:name="P4" style:family="paragraph">
      <loext:graphic-properties draw:fill="none" draw:fill-color="#ffffff"/>
      <style:text-properties fo:color="#ed1c24" fo:font-size="14pt" style:font-size-asian="14pt" style:font-size-complex="14pt"/>
    </style:style>
    <style:style style:name="P5" style:family="paragraph">
      <style:text-properties fo:color="#00a65d"/>
    </style:style>
    <style:style style:name="P6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7" style:family="paragraph">
      <style:text-properties fo:color="#0066b3"/>
    </style:style>
    <style:style style:name="P8" style:family="paragraph">
      <loext:graphic-properties draw:fill="none" draw:fill-color="#ffffff"/>
      <style:text-properties fo:color="#0066b3" fo:font-size="14pt" style:font-size-asian="14pt" style:font-size-complex="14pt"/>
    </style:style>
    <style:style style:name="T1" style:family="text">
      <style:text-properties fo:color="#ed1c24" fo:font-size="14pt" style:font-size-asian="14pt" style:font-size-complex="14pt"/>
    </style:style>
    <style:style style:name="T2" style:family="text">
      <style:text-properties fo:color="#00a65d" fo:font-size="14pt" style:font-size-asian="14pt" style:font-size-complex="14pt"/>
    </style:style>
    <style:style style:name="T3" style:family="text">
      <style:text-properties fo:color="#0066b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1cm" svg:height="10cm" svg:x="4.9cm" svg:y="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058cm" svg:height="0.962cm" svg:x="4.9cm" svg:y="6.1cm">
            <draw:text-box>
              <text:p>Register File</text:p>
            </draw:text-box>
          </draw:frame>
          <draw:g>
            <draw:line draw:style-name="gr3" draw:text-style-name="P1" draw:layer="layout" svg:x1="1.8cm" svg:y1="10.9cm" svg:x2="4.8cm" svg:y2="10.9cm">
              <text:p/>
            </draw:line>
            <draw:line draw:style-name="gr4" draw:text-style-name="P1" draw:layer="layout" svg:x1="2.7cm" svg:y1="10.5cm" svg:x2="3.2cm" svg:y2="11.3cm">
              <text:p/>
            </draw:line>
            <draw:frame draw:style-name="gr2" draw:text-style-name="P2" draw:layer="layout" svg:width="1.734cm" svg:height="0.962cm" svg:x="2.2cm" svg:y="9.7cm">
              <draw:text-box>
                <text:p>5-bit</text:p>
              </draw:text-box>
            </draw:frame>
          </draw:g>
          <draw:g>
            <draw:line draw:style-name="gr3" draw:text-style-name="P1" draw:layer="layout" svg:x1="1.774cm" svg:y1="12.6cm" svg:x2="4.774cm" svg:y2="12.6cm">
              <text:p/>
            </draw:line>
            <draw:line draw:style-name="gr4" draw:text-style-name="P1" draw:layer="layout" svg:x1="2.7cm" svg:y1="12.1cm" svg:x2="3.2cm" svg:y2="12.9cm">
              <text:p/>
            </draw:line>
            <draw:frame draw:style-name="gr2" draw:text-style-name="P2" draw:layer="layout" svg:width="1.734cm" svg:height="0.962cm" svg:x="2.2cm" svg:y="11.3cm">
              <draw:text-box>
                <text:p>5-bit</text:p>
              </draw:text-box>
            </draw:frame>
          </draw:g>
          <draw:g>
            <draw:line draw:style-name="gr3" draw:text-style-name="P1" draw:layer="layout" svg:x1="1.748cm" svg:y1="14.3cm" svg:x2="4.748cm" svg:y2="14.3cm">
              <text:p/>
            </draw:line>
            <draw:line draw:style-name="gr4" draw:text-style-name="P1" draw:layer="layout" svg:x1="2.7cm" svg:y1="13.9cm" svg:x2="3.2cm" svg:y2="14.7cm">
              <text:p/>
            </draw:line>
            <draw:frame draw:style-name="gr2" draw:text-style-name="P2" draw:layer="layout" svg:width="1.734cm" svg:height="0.962cm" svg:x="2.2cm" svg:y="13.1cm">
              <draw:text-box>
                <text:p>5-bit</text:p>
              </draw:text-box>
            </draw:frame>
          </draw:g>
          <draw:g>
            <draw:line draw:style-name="gr3" draw:text-style-name="P1" draw:layer="layout" svg:x1="1.722cm" svg:y1="16cm" svg:x2="4.722cm" svg:y2="16cm">
              <text:p/>
            </draw:line>
            <draw:line draw:style-name="gr4" draw:text-style-name="P1" draw:layer="layout" svg:x1="2.7cm" svg:y1="15.6cm" svg:x2="3.2cm" svg:y2="16.4cm">
              <text:p/>
            </draw:line>
            <draw:frame draw:style-name="gr2" draw:text-style-name="P2" draw:layer="layout" svg:width="2.085cm" svg:height="0.962cm" svg:x="2.2cm" svg:y="14.8cm">
              <draw:text-box>
                <text:p>64-bit</text:p>
              </draw:text-box>
            </draw:frame>
          </draw:g>
          <draw:frame draw:style-name="gr2" draw:text-style-name="P4" draw:layer="layout" svg:width="3.279cm" svg:height="0.806cm" svg:x="5.001cm" svg:y="10.4cm">
            <draw:text-box>
              <text:p text:style-name="P3"><text:span text:style-name="T1">ReadAddr_1</text:span></text:p>
            </draw:text-box>
          </draw:frame>
          <draw:frame draw:style-name="gr2" draw:text-style-name="P4" draw:layer="layout" svg:width="3.279cm" svg:height="0.806cm" svg:x="5.002cm" svg:y="12.1cm">
            <draw:text-box>
              <text:p text:style-name="P3"><text:span text:style-name="T1">ReadAddr_</text:span><text:span text:style-name="T1">2</text:span></text:p>
            </draw:text-box>
          </draw:frame>
          <draw:frame draw:style-name="gr2" draw:text-style-name="P4" draw:layer="layout" svg:width="2.695cm" svg:height="0.806cm" svg:x="5.003cm" svg:y="13.6cm">
            <draw:text-box>
              <text:p text:style-name="P3"><text:span text:style-name="T1">WriteAddr</text:span></text:p>
            </draw:text-box>
          </draw:frame>
          <draw:frame draw:style-name="gr2" draw:text-style-name="P4" draw:layer="layout" svg:width="2.695cm" svg:height="0.806cm" svg:x="5.004cm" svg:y="15.5cm">
            <draw:text-box>
              <text:p text:style-name="P3"><text:span text:style-name="T1">WriteDat</text:span><text:span text:style-name="T1">a</text:span></text:p>
            </draw:text-box>
          </draw:frame>
          <draw:line draw:style-name="gr5" draw:text-style-name="P1" draw:layer="layout" svg:x1="1.774cm" svg:y1="7.827cm" svg:x2="4.774cm" svg:y2="7.827cm">
            <text:p/>
          </draw:line>
          <draw:line draw:style-name="gr5" draw:text-style-name="P1" draw:layer="layout" svg:x1="1.761cm" svg:y1="8.727cm" svg:x2="4.761cm" svg:y2="8.727cm">
            <text:p/>
          </draw:line>
          <draw:line draw:style-name="gr5" draw:text-style-name="P1" draw:layer="layout" svg:x1="8.948cm" svg:y1="20.027cm" svg:x2="8.948cm" svg:y2="17.027cm">
            <text:p/>
          </draw:line>
          <draw:line draw:style-name="gr5" draw:text-style-name="P1" draw:layer="layout" svg:x1="7.348cm" svg:y1="20.04cm" svg:x2="7.348cm" svg:y2="17.04cm">
            <text:p/>
          </draw:line>
          <draw:line draw:style-name="gr5" draw:text-style-name="P1" draw:layer="layout" svg:x1="10.548cm" svg:y1="20.053cm" svg:x2="10.548cm" svg:y2="17.053cm">
            <text:p/>
          </draw:line>
          <draw:frame draw:style-name="gr2" draw:text-style-name="P4" draw:layer="layout" svg:width="2.136cm" svg:height="0.806cm" svg:x="5.002cm" svg:y="7.4cm">
            <draw:text-box>
              <text:p text:style-name="P3"><text:span text:style-name="T1">sys_clk</text:span></text:p>
            </draw:text-box>
          </draw:frame>
          <draw:frame draw:style-name="gr2" draw:text-style-name="P4" draw:layer="layout" svg:width="1.332cm" svg:height="0.806cm" svg:x="5.002cm" svg:y="8.3cm">
            <draw:text-box>
              <text:p text:style-name="P3"><text:span text:style-name="T1">rstn</text:span></text:p>
            </draw:text-box>
          </draw:frame>
          <draw:g>
            <draw:line draw:style-name="gr3" draw:text-style-name="P1" draw:layer="layout" svg:x1="13.996cm" svg:y1="8.927cm" svg:x2="16.996cm" svg:y2="8.927cm">
              <text:p/>
            </draw:line>
            <draw:line draw:style-name="gr4" draw:text-style-name="P1" draw:layer="layout" svg:x1="14.974cm" svg:y1="8.527cm" svg:x2="15.474cm" svg:y2="9.327cm">
              <text:p/>
            </draw:line>
            <draw:frame draw:style-name="gr2" draw:text-style-name="P2" draw:layer="layout" svg:width="2.085cm" svg:height="0.962cm" svg:x="14.474cm" svg:y="7.727cm">
              <draw:text-box>
                <text:p>64-bit</text:p>
              </draw:text-box>
            </draw:frame>
          </draw:g>
          <draw:g>
            <draw:line draw:style-name="gr3" draw:text-style-name="P1" draw:layer="layout" svg:x1="13.97cm" svg:y1="13.754cm" svg:x2="16.97cm" svg:y2="13.754cm">
              <text:p/>
            </draw:line>
            <draw:line draw:style-name="gr4" draw:text-style-name="P1" draw:layer="layout" svg:x1="14.948cm" svg:y1="13.354cm" svg:x2="15.448cm" svg:y2="14.154cm">
              <text:p/>
            </draw:line>
            <draw:frame draw:style-name="gr2" draw:text-style-name="P2" draw:layer="layout" svg:width="2.085cm" svg:height="0.962cm" svg:x="14.448cm" svg:y="12.554cm">
              <draw:text-box>
                <text:p>64-bit</text:p>
              </draw:text-box>
            </draw:frame>
          </draw:g>
          <draw:frame draw:style-name="gr2" draw:text-style-name="P6" draw:layer="layout" svg:width="3.279cm" svg:height="0.806cm" svg:x="10.702cm" svg:y="8.5cm">
            <draw:text-box>
              <text:p text:style-name="P5"><text:span text:style-name="T2">Read</text:span><text:span text:style-name="T2">Data_</text:span><text:span text:style-name="T2">1</text:span></text:p>
            </draw:text-box>
          </draw:frame>
          <draw:frame draw:style-name="gr2" draw:text-style-name="P6" draw:layer="layout" svg:width="3.279cm" svg:height="0.806cm" svg:x="10.703cm" svg:y="13.3cm">
            <draw:text-box>
              <text:p text:style-name="P5"><text:span text:style-name="T2">ReadData_2</text:span></text:p>
            </draw:text-box>
          </draw:frame>
          <draw:frame draw:style-name="gr2" draw:text-style-name="P8" draw:layer="layout" svg:width="3.139cm" svg:height="0.806cm" draw:transform="rotate (1.5707963267949) translate (6.972cm 23.172cm)">
            <draw:text-box>
              <text:p text:style-name="P7"><text:span text:style-name="T3">RegRead_1</text:span></text:p>
            </draw:text-box>
          </draw:frame>
          <draw:frame draw:style-name="gr2" draw:text-style-name="P8" draw:layer="layout" svg:width="3.139cm" svg:height="0.806cm" draw:transform="rotate (1.5707963267949) translate (8.572cm 23.173cm)">
            <draw:text-box>
              <text:p text:style-name="P7"><text:span text:style-name="T3">RegRead_2</text:span></text:p>
            </draw:text-box>
          </draw:frame>
          <draw:frame draw:style-name="gr2" draw:text-style-name="P8" draw:layer="layout" svg:width="2.555cm" svg:height="0.806cm" draw:transform="rotate (1.5707963267949) translate (10.172cm 22.674cm)">
            <draw:text-box>
              <text:p text:style-name="P7"><text:span text:style-name="T3">RegW</text:span><text:span text:style-name="T3">ri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55:43.006614761</meta:creation-date>
    <dc:date>2018-11-29T00:13:07.411958016</dc:date>
    <meta:editing-duration>PT7M13S</meta:editing-duration>
    <meta:editing-cycles>2</meta:editing-cycles>
    <meta:generator>LibreOffice/6.0.6.2$Linux_X86_64 LibreOffice_project/00m0$Build-2</meta:generator>
    <meta:document-statistic meta:object-count="43"/>
  </office:meta>
</office:document-meta>
</file>